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3.041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17" style:family="table-column">
      <style:table-column-properties fo:break-before="auto" style:column-width="1.499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 style:text-position=""/>
    </style: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ff00"/>
      <style:text-properties style:text-position="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  <style:text-properties style:text-position="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color="#ff0000"/>
    </style:style>
    <style:style style:name="ce18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24" style:family="table-cell" style:parent-style-name="Default">
      <style:table-cell-properties fo:background-color="#ff0000"/>
      <style:text-properties fo:color="#0000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/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5"/>
        <table:table-column table:style-name="co30" table:default-cell-style-name="ce15"/>
        <table:table-column table:style-name="co13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17" table:number-columns-repeated="3" table:default-cell-style-name="ce15"/>
        <table:table-row table:style-name="ro1">
          <table:table-cell table:style-name="Default"/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ggb</text:p>
          </table:table-cell>
          <table:table-cell table:style-name="ce20" office:value-type="string" calcext:value-type="string">
            <text:p>Anim_ggb</text:p>
          </table:table-cell>
          <table:table-cell table:style-name="ce20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15" calcext:value-type="float">
            <text:p>4,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19" table:number-columns-repeated="8"/>
          <table:table-cell table:style-name="Default"/>
        </table:table-row>
        <table:table-row table:style-name="ro1">
          <table:table-cell table:style-name="ce19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7" table:number-columns-repeated="7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5"/>
          <table:table-cell table:style-name="Default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4"/>
          <table:table-cell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4"/>
          <table:table-cell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6"/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6:24.551097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6T15:46:35.251110607</dc:date>
    <dc:creator>Germán Ramírez</dc:creator>
    <meta:editing-duration>P1DT14H44M7S</meta:editing-duration>
    <meta:editing-cycles>56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886" meta:object-count="0"/>
  </office:meta>
</office:document-meta>
</file>